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9ccff" draw:textarea-horizontal-align="center" draw:textarea-vertical-align="middle"/>
    </style:style>
    <style:style style:name="gr3" style:family="graphic" style:parent-style-name="standard">
      <style:graphic-properties draw:marker-end="Arrow" draw:marker-end-width="0.2cm"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" draw:marker-start-width="0.3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marker-end="Arrow" draw:marker-end-width="0.2cm"/>
    </style:style>
    <style:style style:name="gr8" style:family="graphic" style:parent-style-name="standard">
      <style:graphic-properties draw:marker-end="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style:style style:name="T1" style:family="text">
      <style:text-properties fo:font-family="'Times New Roman'" style:font-style-name="Regular" style:font-family-generic="roman" style:font-pitch="variable" fo:font-size="11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5" draw:layer="layout" svg:width="5cm" svg:height="1cm" svg:x="12cm" svg:y="3cm">
          <text:p text:style-name="P1"><text:span text:style-name="T1">Удаление текущей задачи</text:span><text:span text:style-name="T1"><text:line-break/></text:span><text:span text:style-name="T1">из списка task_a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6cm" svg:height="2cm" svg:x="11.5cm" svg:y="10cm">
          <text:p text:style-name="P1"><text:span text:style-name="T1">Приоритет задачи &lt;=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draw:layer="layout" svg:width="4cm" svg:height="1cm" svg:x="5cm" svg:y="1.5cm" draw:corner-radius="0.5cm">
          <text:p text:style-name="P1"><text:span text:style-name="T1">mutex_wait ()</text:span></text:p>
        </draw:rect>
        <draw:rect draw:style-name="gr2" draw:text-style-name="P2" draw:layer="layout" svg:width="3cm" svg:height="1cm" svg:x="2.5cm" svg:y="19cm" draw:corner-radius="0.5cm">
          <text:p text:style-name="P1"><text:span text:style-name="T1">Возврат 0</text:span></text:p>
        </draw:rect>
        <draw:line draw:style-name="gr3" draw:text-style-name="P2" draw:layer="layout" svg:x1="14.5cm" svg:y1="16.5cm" svg:x2="14.5cm" svg:y2="17.5cm">
          <text:p/>
        </draw:line>
        <draw:line draw:style-name="gr4" draw:text-style-name="P2" draw:layer="layout" svg:x1="7cm" svg:y1="2.5cm" svg:x2="7cm" svg:y2="3cm">
          <text:p/>
        </draw:line>
        <draw:line draw:style-name="gr4" draw:text-style-name="P2" draw:layer="layout" svg:x1="14.5cm" svg:y1="4cm" svg:x2="14.5cm" svg:y2="4.5cm">
          <text:p/>
        </draw:line>
        <draw:custom-shape draw:style-name="gr1" draw:text-style-name="P2" draw:id="id2" draw:layer="layout" svg:width="6cm" svg:height="2.25cm" svg:x="18cm" svg:y="11.5cm">
          <text:p text:style-name="P1"><text:span text:style-name="T1">Базовый </text:span><text:span text:style-name="T1"><text:line-break/></text:span><text:span text:style-name="T1">приоритет задачи &lt;</text:span><text:span text:style-name="T1"><text:line-break/></text:span><text:span text:style-name="T1">приоритета</text:span></text:p>
          <text:p text:style-name="P1"><text:span text:style-name="T1">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3" draw:layer="layout" svg:width="5cm" svg:height="1cm" svg:x="18.5cm" svg:y="14.5cm">
          <text:p text:style-name="P1"><text:span text:style-name="T1">Перевычисление</text:span><text:span text:style-name="T1"><text:line-break/></text:span><text:span text:style-name="T1">приоритета задачи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7.5cm" svg:y1="11cm" svg:x2="21cm" svg:y2="11.5cm" draw:start-shape="id1" draw:start-glue-point="7" draw:end-shape="id2" draw:end-glue-point="4" svg:d="m17500 11000h3500v500">
          <text:p/>
        </draw:connector>
        <draw:line draw:style-name="gr3" draw:text-style-name="P2" draw:layer="layout" svg:x1="21cm" svg:y1="13.75cm" svg:x2="21cm" svg:y2="14.5cm">
          <text:p/>
        </draw:line>
        <draw:line draw:style-name="gr3" draw:text-style-name="P2" draw:layer="layout" svg:x1="14.5cm" svg:y1="12cm" svg:x2="14.5cm" svg:y2="13cm">
          <text:p/>
        </draw:line>
        <draw:line draw:style-name="gr3" draw:text-style-name="P2" draw:id="id4" draw:layer="layout" svg:x1="18cm" svg:y1="12.6cm" svg:x2="14.5cm" svg:y2="12.55cm">
          <draw:glue-point draw:id="4" svg:x="3.571cm" svg:y="-5cm"/>
          <text:p/>
        </draw:line>
        <draw:connector draw:style-name="gr5" draw:text-style-name="P2" draw:layer="layout" draw:line-skew="0cm 3.5cm 1.396cm" svg:x1="21cm" svg:y1="15.5cm" svg:x2="17.499cm" svg:y2="12.55cm" draw:start-shape="id3" draw:start-glue-point="2" draw:end-shape="id4" draw:end-glue-point="4" svg:d="m21000 15500v501h-3500v-2651h-1v-800">
          <text:p/>
        </draw:connector>
        <draw:custom-shape draw:style-name="gr1" draw:text-style-name="P2" draw:layer="layout" svg:width="5cm" svg:height="2cm" svg:x="4.5cm" svg:y="3cm">
          <text:p text:style-name="P1"><text:span text:style-name="T1">Мутекс связан</text:span><text:span text:style-name="T1"><text:line-break/></text:span><text:span text:style-name="T1">с прерыванием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0.938cm" svg:height="0.683cm" svg:x="17.2cm" svg:y="10.2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2cm" svg:y="11.751cm">
          <draw:text-box>
            <text:p><text:span text:style-name="T1">Нет</text:span></text:p>
          </draw:text-box>
        </draw:frame>
        <draw:frame draw:style-name="gr6" draw:text-style-name="P3" draw:layer="layout" svg:width="1.124cm" svg:height="0.683cm" svg:x="17.201cm" svg:y="11.952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20cm" svg:y="13.551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5.9cm" svg:y="4.8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9cm" svg:y="3.25cm">
          <draw:text-box>
            <text:p><text:span text:style-name="T1">Нет</text:span></text:p>
          </draw:text-box>
        </draw:frame>
        <draw:line draw:style-name="gr3" draw:text-style-name="P2" draw:layer="layout" svg:x1="14.5cm" svg:y1="15cm" svg:x2="14.5cm" svg:y2="15.5cm">
          <text:p/>
        </draw:line>
        <draw:custom-shape draw:style-name="gr1" draw:text-style-name="P2" draw:layer="layout" svg:width="5cm" svg:height="2cm" svg:x="12cm" svg:y="13cm">
          <text:p text:style-name="P1"><text:span text:style-name="T1">Занесение всех задач,</text:span><text:span text:style-name="T1"><text:line-break/></text:span><text:span text:style-name="T1">ждущих освобождения</text:span><text:span text:style-name="T1"><text:line-break/></text:span><text:span text:style-name="T1">мутекса, в список</text:span><text:span text:style-name="T1"><text:line-break/></text:span><text:span text:style-name="T1">task_a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2cm" svg:y="17.5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5cm" svg:height="3cm" svg:x="4.5cm" svg:y="5.5cm">
          <text:p text:style-name="P1"><text:span text:style-name="T1">Установлен</text:span></text:p>
          <text:p text:style-name="P1"><text:span text:style-name="T1">флаг отложенного</text:span><text:span text:style-name="T1"><text:line-break/></text:span><text:span text:style-name="T1">вызова быстрого</text:span><text:span text:style-name="T1"><text:line-break/></text:span><text:span text:style-name="T1">обработчик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cm" svg:x="4.5cm" svg:y="9cm">
          <text:p text:style-name="P1"><text:span text:style-name="T1">Сброс флага</text:span><text:span text:style-name="T1"><text:line-break/></text:span><text:span text:style-name="T1">отложенного вызов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4.5cm" svg:y="10.5cm">
          <text:p text:style-name="P1"><text:span text:style-name="T1">Вызов быстрого</text:span><text:span text:style-name="T1"><text:line-break/></text:span><text:span text:style-name="T1">обработчика прерывания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5cm" svg:height="1.5cm" svg:x="4.5cm" svg:y="12cm">
          <text:p text:style-name="P1"><text:span text:style-name="T1">Обработчик</text:span><text:span text:style-name="T1"><text:line-break/></text:span><text:span text:style-name="T1">вернул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8" draw:layer="layout" svg:width="5cm" svg:height="1cm" svg:x="1.5cm" svg:y="17.5cm">
          <text:p text:style-name="P1"><text:span text:style-name="T1">Посылка сигнала мутексу</text:span>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124cm" svg:height="0.683cm" svg:x="9.026cm" svg:y="6.217cm">
          <draw:text-box>
            <text:p><text:span text:style-name="T1">Нет</text:span></text:p>
          </draw:text-box>
        </draw:frame>
        <draw:line draw:style-name="gr4" draw:text-style-name="P2" draw:layer="layout" svg:x1="7cm" svg:y1="5cm" svg:x2="7cm" svg:y2="5.5cm">
          <text:p/>
        </draw:line>
        <draw:frame draw:style-name="gr6" draw:text-style-name="P3" draw:layer="layout" svg:width="0.938cm" svg:height="0.683cm" svg:x="5.9cm" svg:y="8.252cm">
          <draw:text-box>
            <text:p><text:span text:style-name="T1">Да</text:span></text:p>
          </draw:text-box>
        </draw:frame>
        <draw:connector draw:style-name="gr7" draw:layer="layout" svg:x1="7cm" svg:y1="16.5cm" svg:x2="10.5cm" svg:y2="4cm" draw:start-shape="id5" draw:start-glue-point="2" draw:end-shape="id6" draw:end-glue-point="1" svg:d="m7000 16500v501h3500v-13001">
          <text:p/>
        </draw:connector>
        <draw:line draw:style-name="gr8" draw:text-style-name="P2" draw:id="id6" draw:layer="layout" svg:x1="9.5cm" svg:y1="4cm" svg:x2="10.5cm" svg:y2="4cm">
          <draw:glue-point draw:id="4" svg:x="-4.333cm" svg:y="0cm"/>
          <text:p/>
        </draw:line>
        <draw:line draw:style-name="gr4" draw:text-style-name="P2" draw:layer="layout" svg:x1="7cm" svg:y1="11.5cm" svg:x2="7cm" svg:y2="12cm">
          <text:p/>
        </draw:line>
        <draw:line draw:style-name="gr4" draw:text-style-name="P2" draw:layer="layout" svg:x1="7cm" svg:y1="10cm" svg:x2="7cm" svg:y2="10.5cm">
          <text:p/>
        </draw:line>
        <draw:line draw:style-name="gr4" draw:text-style-name="P2" draw:layer="layout" svg:x1="7cm" svg:y1="8.5cm" svg:x2="7cm" svg:y2="9cm">
          <text:p/>
        </draw:line>
        <draw:line draw:style-name="gr4" draw:text-style-name="P2" draw:layer="layout" svg:x1="4cm" svg:y1="18.5cm" svg:x2="4cm" svg:y2="19cm">
          <text:p/>
        </draw:line>
        <draw:frame draw:style-name="gr6" draw:text-style-name="P3" draw:layer="layout" svg:width="1.124cm" svg:height="0.683cm" svg:x="5.75cm" svg:y="13.3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3.75cm" svg:y="12.067cm">
          <draw:text-box>
            <text:p><text:span text:style-name="T1">Да</text:span></text:p>
          </draw:text-box>
        </draw:frame>
        <draw:connector draw:style-name="gr5" draw:text-style-name="P2" draw:layer="layout" svg:x1="4.5cm" svg:y1="12.75cm" svg:x2="4cm" svg:y2="17.5cm" draw:start-shape="id7" draw:start-glue-point="5" draw:end-shape="id8" draw:end-glue-point="0" svg:d="m4500 12750h-501v2751h1v1999">
          <text:p/>
        </draw:connector>
        <draw:custom-shape draw:style-name="gr1" draw:text-style-name="P2" draw:id="id9" draw:layer="layout" svg:width="6cm" svg:height="2cm" svg:x="17.5cm" svg:y="22.499cm">
          <text:p text:style-name="P1"><text:span text:style-name="T1">Приоритет задачи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14.5cm" svg:y1="26cm" svg:x2="14.5cm" svg:y2="26.5cm">
          <text:p/>
        </draw:line>
        <draw:line draw:style-name="gr4" draw:text-style-name="P2" draw:layer="layout" svg:x1="14.5cm" svg:y1="18.499cm" svg:x2="14.5cm" svg:y2="19cm">
          <text:p/>
        </draw:line>
        <draw:connector draw:style-name="gr5" draw:text-style-name="P2" draw:layer="layout" svg:x1="23.5cm" svg:y1="23.499cm" svg:x2="20.5cm" svg:y2="26.999cm" draw:start-shape="id9" draw:start-glue-point="7" draw:end-shape="id10" draw:end-glue-point="1" svg:d="m23500 23499h502v3500h-3502">
          <text:p/>
        </draw:connector>
        <draw:line draw:style-name="gr3" draw:text-style-name="P2" draw:layer="layout" svg:x1="20.5cm" svg:y1="24.499cm" svg:x2="20.5cm" svg:y2="24.999cm">
          <text:p/>
        </draw:line>
        <draw:line draw:style-name="gr3" draw:text-style-name="P2" draw:id="id10" draw:layer="layout" svg:x1="20.5cm" svg:y1="26.499cm" svg:x2="20.5cm" svg:y2="27.499cm">
          <text:p/>
        </draw:line>
        <draw:frame draw:style-name="gr6" draw:text-style-name="P3" draw:layer="layout" svg:width="0.938cm" svg:height="0.683cm" svg:x="19.3cm" svg:y="24.249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23.2cm" svg:y="22.75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16.65cm" svg:y="18.899cm">
          <draw:text-box>
            <text:p><text:span text:style-name="T1">Да</text:span></text:p>
          </draw:text-box>
        </draw:frame>
        <draw:frame draw:style-name="gr6" draw:text-style-name="P3" draw:layer="layout" svg:width="0.938cm" svg:height="0.683cm" svg:x="13.4cm" svg:y="25.75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35cm" svg:y="20.299cm">
          <draw:text-box>
            <text:p><text:span text:style-name="T1">Нет</text:span></text:p>
          </draw:text-box>
        </draw:frame>
        <draw:custom-shape draw:style-name="gr1" draw:text-style-name="P2" draw:layer="layout" svg:width="6cm" svg:height="2.75cm" svg:x="11.5cm" svg:y="28.5cm">
          <text:p text:style-name="P1"><text:span text:style-name="T1">Приоритет</text:span><text:span text:style-name="T1"><text:line-break/></text:span><text:span text:style-name="T1">задачи-хозяина мутекса &lt;</text:span><text:span text:style-name="T1"><text:line-break/></text:span><text:span text:style-name="T1">приоритета мутекса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1" draw:layer="layout" svg:width="5cm" svg:height="1.5cm" svg:x="12cm" svg:y="31.75cm">
          <text:p text:style-name="P1"><text:span text:style-name="T1">Повышение приоритета</text:span><text:span text:style-name="T1"><text:line-break/></text:span><text:span text:style-name="T1">задачи-хозяина мутекса</text:span><text:span text:style-name="T1"><text:line-break/></text:span><text:span text:style-name="T1">до приоритета мутекс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5cm" svg:height="1.5cm" svg:x="12cm" svg:y="18.999cm">
          <text:p text:style-name="P1"><text:span text:style-name="T1">Мутекс свободен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.001cm" svg:x="12cm" svg:y="20.999cm">
          <text:p text:style-name="P1"><text:span text:style-name="T1">Удаление задачи из</text:span><text:span text:style-name="T1"><text:line-break/></text:span><text:span text:style-name="T1">списка task_activ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cm" svg:height="1cm" svg:x="12cm" svg:y="22.5cm">
          <text:p text:style-name="P1"><text:span text:style-name="T1">Занесение задачи в</text:span><text:span text:style-name="T1"><text:line-break/></text:span><text:span text:style-name="T1">список ожидания мутекса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cm" svg:height="2cm" svg:x="11.5cm" svg:y="24cm">
          <text:p text:style-name="P1"><text:span text:style-name="T1">Приоритет мутекса &lt;</text:span><text:span text:style-name="T1"><text:line-break/></text:span><text:span text:style-name="T1">приоритета задачи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6" draw:text-style-name="P3" draw:layer="layout" svg:width="1.124cm" svg:height="0.683cm" svg:x="11.026cm" svg:y="24.217cm">
          <draw:text-box>
            <text:p><text:span text:style-name="T1">Нет</text:span></text:p>
          </draw:text-box>
        </draw:frame>
        <draw:line draw:style-name="gr4" draw:text-style-name="P2" draw:layer="layout" svg:x1="11.5cm" svg:y1="25cm" svg:x2="11cm" svg:y2="25cm">
          <text:p/>
        </draw:line>
        <draw:connector draw:style-name="standard" draw:layer="layout" svg:x1="14.5cm" svg:y1="33.25cm" svg:x2="11cm" svg:y2="16.999cm" draw:start-shape="id11" draw:start-glue-point="2" draw:end-shape="id12" draw:end-glue-point="3" svg:d="m14500 33250v501h-3500v-16752">
          <text:p/>
        </draw:connector>
        <draw:line draw:style-name="gr4" draw:text-style-name="P2" draw:layer="layout" svg:x1="14.5cm" svg:y1="22cm" svg:x2="14.5cm" svg:y2="22.5cm">
          <text:p/>
        </draw:line>
        <draw:line draw:style-name="gr4" draw:text-style-name="P2" draw:layer="layout" svg:x1="11.5cm" svg:y1="29.9cm" svg:x2="11cm" svg:y2="29.9cm">
          <text:p/>
        </draw:line>
        <draw:frame draw:style-name="gr6" draw:text-style-name="P3" draw:layer="layout" svg:width="1.124cm" svg:height="0.683cm" svg:x="11.126cm" svg:y="29cm">
          <draw:text-box>
            <text:p><text:span text:style-name="T1">Нет</text:span></text:p>
          </draw:text-box>
        </draw:frame>
        <draw:frame draw:style-name="gr6" draw:text-style-name="P3" draw:layer="layout" svg:width="0.938cm" svg:height="0.683cm" svg:x="13.5cm" svg:y="31.067cm">
          <draw:text-box>
            <text:p><text:span text:style-name="T1">Да</text:span></text:p>
          </draw:text-box>
        </draw:frame>
        <draw:custom-shape draw:style-name="gr1" draw:text-style-name="P2" draw:id="id18" draw:layer="layout" svg:width="5cm" svg:height="1.5cm" svg:x="18cm" svg:y="20.499cm">
          <text:p text:style-name="P1"><text:span text:style-name="T1">Добавление мутекса</text:span></text:p>
          <text:p text:style-name="P1"><text:span text:style-name="T1">в список захваченных</text:span><text:span text:style-name="T1"><text:line-break/></text:span><text:span text:style-name="T1">текущей задачей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55cm" svg:y1="21.999cm" svg:x2="20.55cm" svg:y2="22.499cm">
          <text:p/>
        </draw:line>
        <draw:custom-shape draw:style-name="gr1" draw:text-style-name="P2" draw:layer="layout" svg:width="5cm" svg:height="1.5cm" svg:x="18cm" svg:y="24.999cm">
          <text:p text:style-name="P1"><text:span text:style-name="T1">Повышение приоритета</text:span><text:span text:style-name="T1"><text:line-break/></text:span><text:span text:style-name="T1">задачи до приоритета</text:span><text:span text:style-name="T1"><text:line-break/></text:span><text:span text:style-name="T1">мутекса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20.501cm" svg:x2="14.5cm" svg:y2="21cm">
          <text:p/>
        </draw:line>
        <draw:custom-shape draw:style-name="gr1" draw:text-style-name="P2" draw:layer="layout" svg:width="5cm" svg:height="1.5cm" svg:x="12cm" svg:y="26.5cm">
          <text:p text:style-name="P1"><text:span text:style-name="T1">Повышение приоритета</text:span><text:span text:style-name="T1"><text:line-break/></text:span><text:span text:style-name="T1">мутекса до приоритета</text:span><text:span text:style-name="T1"><text:line-break/></text:span><text:span text:style-name="T1">задачи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23.5cm" svg:x2="14.5cm" svg:y2="24cm">
          <text:p/>
        </draw:line>
        <draw:line draw:style-name="gr4" draw:text-style-name="P2" draw:id="id12" draw:layer="layout" svg:x1="11cm" svg:y1="16.999cm" svg:x2="14.5cm" svg:y2="17cm">
          <text:p/>
        </draw:line>
        <draw:line draw:style-name="gr3" draw:text-style-name="P2" draw:id="id14" draw:layer="layout" svg:x1="7cm" svg:y1="13.5cm" svg:x2="7cm" svg:y2="14.5cm">
          <text:p/>
        </draw:line>
        <draw:custom-shape draw:style-name="gr1" draw:text-style-name="P2" draw:id="id5" draw:layer="layout" svg:width="5cm" svg:height="2cm" svg:x="4.5cm" svg:y="14.5cm">
          <text:p text:style-name="P1"><text:span text:style-name="T1">Разрешение аппаратного</text:span><text:span text:style-name="T1"><text:line-break/></text:span><text:span text:style-name="T1">прерывания: открытие</text:span><text:span text:style-name="T1"><text:line-break/></text:span><text:span text:style-name="T1">маски в контроллере</text:span><text:span text:style-name="T1"><text:line-break/></text:span><text:span text:style-name="T1">прерываний</text:span></text:p>
          <draw:enhanced-geometry svg:viewBox="0 0 21600 21600" draw:type="rectangle" draw:enhanced-path="M 0 0 L 21600 0 21600 21600 0 21600 0 0 Z N"/>
        </draw:custom-shape>
        <draw:connector draw:style-name="gr7" draw:layer="layout" svg:x1="9.5cm" svg:y1="7cm" svg:x2="7cm" svg:y2="14cm" draw:start-shape="id13" draw:start-glue-point="7" draw:end-shape="id14" draw:end-glue-point="1" svg:d="m9500 7000h502v7000h-3002">
          <text:p/>
        </draw:connector>
        <draw:connector draw:style-name="gr5" draw:text-style-name="P2" draw:layer="layout" svg:x1="10.5cm" svg:y1="4cm" svg:x2="14.5cm" svg:y2="3cm" draw:start-shape="id6" draw:start-glue-point="1" draw:end-shape="id15" draw:end-glue-point="0" svg:d="m10500 4000v-1501h4000v501">
          <text:p/>
        </draw:connector>
        <draw:custom-shape draw:style-name="gr1" draw:text-style-name="P2" draw:layer="layout" svg:width="5cm" svg:height="1.5cm" svg:x="12cm" svg:y="6.55cm">
          <text:p text:style-name="P1"><text:span text:style-name="T1">Мутекс свободен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5cm" svg:height="1.5cm" svg:x="12cm" svg:y="4.5cm">
          <text:p text:style-name="P1"><text:span text:style-name="T1">Занесение текущей задачи в</text:span><text:span text:style-name="T1"><text:line-break/></text:span><text:span text:style-name="T1">список задач, ожидающих</text:span><text:span text:style-name="T1"><text:line-break/></text:span><text:span text:style-name="T1">сигнала на этом мутексе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6cm" svg:x2="14.5cm" svg:y2="6.5cm">
          <text:p/>
        </draw:line>
        <draw:frame draw:style-name="gr6" draw:text-style-name="P3" draw:layer="layout" svg:width="0.938cm" svg:height="0.683cm" svg:x="16.7cm" svg:y="6.551cm">
          <draw:text-box>
            <text:p><text:span text:style-name="T1">Да</text:span></text:p>
          </draw:text-box>
        </draw:frame>
        <draw:frame draw:style-name="gr6" draw:text-style-name="P3" draw:layer="layout" svg:width="1.124cm" svg:height="0.683cm" svg:x="13.2cm" svg:y="7.752cm">
          <draw:text-box>
            <text:p><text:span text:style-name="T1">Нет</text:span></text:p>
          </draw:text-box>
        </draw:frame>
        <draw:custom-shape draw:style-name="gr1" draw:text-style-name="P2" draw:id="id16" draw:layer="layout" svg:width="5cm" svg:height="1cm" svg:x="17.5cm" svg:y="8cm">
          <text:p text:style-name="P1"><text:span text:style-name="T1">Переключение задач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line-skew="-0.15cm" svg:x1="17cm" svg:y1="7.3cm" svg:x2="20cm" svg:y2="8cm" draw:end-shape="id16" svg:d="m17000 7300v-50h3000v750">
          <text:p/>
        </draw:connector>
        <draw:rect draw:style-name="gr2" draw:text-style-name="P2" draw:layer="layout" svg:width="4cm" svg:height="1cm" svg:x="18cm" svg:y="9.5cm" draw:corner-radius="0.5cm">
          <text:p text:style-name="P1"><text:span text:style-name="T1">Возврат сообщения</text:span></text:p>
        </draw:rect>
        <draw:line draw:style-name="gr4" draw:text-style-name="P2" draw:layer="layout" svg:x1="20cm" svg:y1="9cm" svg:x2="20cm" svg:y2="9.5cm">
          <text:p/>
        </draw:line>
        <draw:custom-shape draw:style-name="gr1" draw:text-style-name="P2" draw:layer="layout" svg:width="5cm" svg:height="1cm" svg:x="12cm" svg:y="8.5cm">
          <text:p text:style-name="P1"><text:span text:style-name="T1">Удаление мутекса из списка</text:span><text:span text:style-name="T1"><text:line-break/></text:span><text:span text:style-name="T1">захваченных задачей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5cm" svg:y1="8cm" svg:x2="14.5cm" svg:y2="8.5cm">
          <text:p/>
        </draw:line>
        <draw:line draw:style-name="gr4" draw:text-style-name="P2" draw:layer="layout" svg:x1="14.5cm" svg:y1="9.5cm" svg:x2="14.5cm" svg:y2="10cm">
          <text:p/>
        </draw:line>
        <draw:custom-shape draw:style-name="gr1" draw:text-style-name="P2" draw:layer="layout" svg:width="5cm" svg:height="1cm" svg:x="12cm" svg:y="15.5cm">
          <text:p text:style-name="P1"><text:span text:style-name="T1">Приоритет мутекса := 0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7cm" svg:y1="19.749cm" svg:x2="20.5cm" svg:y2="20.499cm" draw:start-shape="id17" draw:start-glue-point="7" draw:end-shape="id18" draw:end-glue-point="0" svg:d="m17000 19749h3500v750">
          <text:p/>
        </draw:connector>
        <draw:line draw:style-name="gr3" draw:text-style-name="P2" draw:layer="layout" svg:x1="14.5cm" svg:y1="28cm" svg:x2="14.5cm" svg:y2="28.5cm">
          <text:p/>
        </draw:line>
        <draw:line draw:style-name="gr3" draw:text-style-name="P2" draw:layer="layout" svg:x1="14.5cm" svg:y1="31.2cm" svg:x2="14.5cm" svg:y2="31.7cm">
          <text:p/>
        </draw:line>
        <draw:rect draw:style-name="gr2" draw:text-style-name="P2" draw:layer="layout" svg:width="4cm" svg:height="1cm" svg:x="18.5cm" svg:y="27.5cm" draw:corner-radius="0.5cm">
          <text:p text:style-name="P1"><text:span text:style-name="T1">Возврат сообщения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29T15:49:10</meta:creation-date>
    <dc:date>2010-05-29T19:39:21</dc:date>
    <meta:editing-duration>PT02H06M30S</meta:editing-duration>
    <meta:editing-cycles>56</meta:editing-cycles>
    <meta:generator>OpenOffice.org/3.2$Unix OpenOffice.org_project/320m12$Build-9483</meta:generator>
    <meta:document-statistic meta:object-count="93"/>
  </office:meta>
</office:document-meta>
</file>